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style:text-underline-style="none" fo:font-weight="bold" style:font-style-asian="italic" style:font-weight-asian="bold" style:font-style-complex="italic" style:font-weight-complex="bold"/>
    </style:style>
    <style:style style:name="P4" style:family="paragraph" style:parent-style-name="Standard">
      <style:text-properties fo:font-style="normal" style:text-underline-style="none"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jercicio 1:</text:p>
      <text:p text:style-name="Standard"/>
      <text:p text:style-name="Standard"><text:tab/>Este primer ejercicio del trabajo práctico consistió en crear una tabla de descriptores globales (<text:span text:style-name="T1">GDT</text:span>) básica, para luego pasar el procesador a modo protegido y escribir en la memoria de vídeo el marco sobre el cual estará el resto del trabajo.</text:p>
      <text:p text:style-name="Standard"/>
      <text:p text:style-name="Standard"><text:s/><text:tab/>El código escrito se dividió en definir la <text:span text:style-name="T1">GDT </text:span><text:span text:style-name="T6">en el archivo</text:span><text:span text:style-name="T1"> gdt.c </text:span><text:span text:style-name="T6">y el resto en el archivo principal </text:span><text:span text:style-name="T1">kernel.asm .</text:span></text:p>
      <text:p text:style-name="P2"/>
      <text:p text:style-name="P2"/>
      <text:p text:style-name="P2"/>
      <text:p text:style-name="Standard"><text:span text:style-name="T1"><text:tab/> </text:span><text:span text:style-name="T2">gdt.c:</text:span></text:p>
      <text:p text:style-name="P1"><text:tab/></text:p>
      <text:p text:style-name="P1"><text:tab/>El archivo consiste en un array de estructuras <text:span text:style-name="T1">gdt_entry</text:span> definidas en <text:span text:style-name="T1">gdt.h. </text:span>La estructura describe un descriptor global que mide 8 bytes de la siguiente manera:</text:p>
      <text:p text:style-name="P1"/>
      <text:p text:style-name="P1"><text:tab/><text:tab/><text:span text:style-name="T9"><text:tab/>[Insertar dibujito de una gdt como el manual de intel]</text:span></text:p>
      <text:p text:style-name="P4"/>
      <text:p text:style-name="P1"><text:span text:style-name="T9"><text:tab/></text:span>Se compone de bits reservados para el tamaño (limit), la dirección base del segmento a describir (base), y diversos atributos que serán explicados a continuación junto con los segmentos que definimos:</text:p>
      <text:p text:style-name="P1"/>
      <text:p text:style-name="P1"><text:tab/>La <text:span text:style-name="T1">gdt </text:span>define cuatro descriptores en el siguiente orden: descriptor nulo, descriptor para el segmento de código, descriptor para el segmento de datos y un descriptor para el segmento que apunta a la memoria de video.</text:p>
      <text:p text:style-name="P1"/>
      <text:p text:style-name="P1"><text:tab/>Campos de cada descriptor:</text:p>
      <text:p text:style-name="P1"/>
      <text:list xml:id="list841852390" text:style-name="L1">
        <text:list-item>
          <text:p text:style-name="P6"><text:span text:style-name="T7">Limit: Indica el tamaño de cada segmento definido. En las entradas de código y datos estos bits están seteados a su máximo valor, que junto con la base y el bit de granularity van a formar dos segmentos de 4gb cada uno. En el segmento de vídeo el tamaño es de 4kb, o sea, una página.</text:span></text:p>
        </text:list-item>
        <text:list-item>
          <text:p text:style-name="P6"><text:span text:style-name="T7">Base: Indica en que posición de memoria empiezan los segmentos. Tanto el segmento de código como el de datos tienen como base al 0x0000, para poder lograr el tamaño final de 4gb. El segmento de vídeo empieza en 0x0B80000 según la especificación dada.</text:span></text:p>
        </text:list-item>
        <text:list-item>
          <text:p text:style-name="P6"><text:span text:style-name="T7">Type: Este campo de 4 bits, indica si el segmento es de código o de datos y los permisos de lectura,escritura y ejecución entre otras cosas. Se decidió que el segmento de código lleve el valor 0xA (según el manual de Intel, esto es segmento de código de lectura/escritura), el segmento de datos 0x2 (segmento de datos de lectura/escritura) y el segmento de video también 0x2.</text:span></text:p>
        </text:list-item>
        <text:list-item>
          <text:p text:style-name="P6"><text:span text:style-name="T7">Bit S: Indica si el segmento es de código/datos o de sistema. Para todos los segmentos se indica que es un segmento de código/datos.</text:span></text:p>
        </text:list-item>
        <text:list-item>
          <text:p text:style-name="P6"><text:span text:style-name="T7">Bit DPL: Indica el nivel de privilegio que tiene el segmento. Todos los segmentos tienen privilegio a nivel Kernel (el máximo posible).</text:span></text:p>
        </text:list-item>
        <text:list-item>
          <text:p text:style-name="P6"><text:span text:style-name="T7">Bit P: Indica si el segmento está presente. Para todos los segmentos, se indica que esta presente, sino al tratar de accederlo se produciría una excepción.</text:span></text:p>
        </text:list-item>
        <text:list-item>
          <text:p text:style-name="P6"><text:span text:style-name="T7">Bit AVL: Irrelevante, seteado a 0.</text:span></text:p>
        </text:list-item>
        <text:list-item>
          <text:p text:style-name="P6"><text:span text:style-name="T7">Bit L : Este bit indica si el segmento contiene código de 64 bits. Seteado a 0 para indicar que este no es el caso.</text:span></text:p>
        </text:list-item>
        <text:list-item>
          <text:p text:style-name="P6"><text:span text:style-name="T7">Bit D/B: El bit funciona de manera diferente según se trate de un segmento de código,datos </text:span><text:span text:style-name="T4">expand-down, </text:span><text:span text:style-name="T7">o de stack. Lo único relevante en este punto es que en el segmento de código está seteado en 1 para que interprete direcciones de 32 bits y operandos de 32 u 8 bits, como </text:span><text:soft-page-break/><text:span text:style-name="T7">es necesario en modo protegido.</text:span></text:p>
        </text:list-item>
        <text:list-item>
          <text:p text:style-name="P6"><text:span text:style-name="T7">Bit G: Este bit (granularity) indica si el campo limit del segmento se interpreta como unidad de bytes (dando como máximo 1MB de tamaño de segmento) o como unidades de 4kb (dando el máximo de 4gb buscado). Para todos los segmentos, este bit esta seteado.</text:span></text:p>
        </text:list-item>
      </text:list>
      <text:p text:style-name="Standard"><text:span text:style-name="T7"/></text:p>
      <text:p text:style-name="Standard"><text:span text:style-name="T7"/></text:p>
      <text:p text:style-name="P1"/>
      <text:p text:style-name="P1"><text:tab/><text:span text:style-name="T2">Kernel.asm:</text:span></text:p>
      <text:p text:style-name="P1"><text:span text:style-name="T2"/></text:p>
      <text:p text:style-name="P1"><text:tab/>Luego de habilitar la A20 y detener las interrupciones, se carga el registro <text:span text:style-name="T1">GDTR </text:span>que apunta a la tabla de descriptores que fue explicada anteriormente. Para ello se utilizó la instrucción:</text:p>
      <text:p text:style-name="P1"/>
      <text:p text:style-name="P1"><text:tab/><text:tab/><text:span text:style-name="T5">lgdt <text:tab/>[GDT_DESC]</text:span></text:p>
      <text:p text:style-name="P1"><text:span text:style-name="T5"><text:tab/></text:span></text:p>
      <text:p text:style-name="P1"><text:span text:style-name="T5"><text:tab/></text:span>A continuación se setea el bit 0 del registro de control <text:span text:style-name="T1">cr0, </text:span>poniendo el procesador en modo protegido, y se realiza un<text:span text:style-name="T1"> far jump </text:span>al comienzo del código en modo protegido:</text:p>
      <text:p text:style-name="P1"/>
      <text:p text:style-name="P1"><text:tab/><text:tab/><text:span text:style-name="T5">mov eax, cr0<text:tab/><text:tab/></text:span></text:p>
      <text:p text:style-name="P3"><text:tab/><text:tab/>or eax, 1<text:tab/><text:tab/></text:p>
      <text:p text:style-name="P3"><text:tab/><text:tab/>mov cr0, eax<text:tab/><text:tab/></text:p>
      <text:p text:style-name="P3"><text:tab/><text:tab/>jmp 0x08:modo_protegido</text:p>
      <text:p text:style-name="P3"/>
      <text:p text:style-name="P3"><text:tab/><text:span text:style-name="T8">El 0x08 le indica al registro de segmento </text:span><text:span text:style-name="T10">CS </text:span><text:span text:style-name="T8">que apunte a esa dirección desde la dirección que apunta el </text:span><text:span text:style-name="T10">GDTR. </text:span><text:span text:style-name="T8">Que es donde está el descriptor de segmento de código que definimos antes.</text:span></text:p>
      <text:p text:style-name="P3"><text:span text:style-name="T8"><text:tab/>Luego se acomodan los demás registros de segmento al segmento de datos y se empieza con el código para escribir en pantalla.</text:span></text:p>
      <text:p text:style-name="P3"><text:span text:style-name="T8"/></text:p>
      <text:p text:style-name="P3"><text:span text:style-name="T8"><text:tab/>Para escribir en la pantalla se va a usar la instrucción </text:span>stosw. <text:span text:style-name="T8">La instrucción escribe un word guardado en </text:span>ax <text:span text:style-name="T8">en la dirección apuntada por </text:span>es:edi.<text:span text:style-name="T8"> Entonces se carga el inicio del segmento de vídeo en el registro </text:span>es, <text:span text:style-name="T8">después se limpia la pantalla escribiendo 0x0000 en </text:span>ax <text:span text:style-name="T8">e incrementando el offset de </text:span>edi<text:span text:style-name="T8">. El registro </text:span>ecx<text:span text:style-name="T8"> se utiliza para manejar el loop.</text:span></text:p>
      <text:p text:style-name="P3"><text:span text:style-name="T8"/></text:p>
      <text:p text:style-name="P3"><text:tab/>mov <text:tab/>ax, 0x18</text:p>
      <text:p text:style-name="P3"><text:tab/>mov <text:tab/>es, ax</text:p>
      <text:p text:style-name="P3"><text:tab/>xor edi,edi<text:tab/></text:p>
      <text:p text:style-name="P3"><text:tab/>mov ecx, (25 * 80) <text:tab/></text:p>
      <text:p text:style-name="P3"><text:tab/>mov ax, 0x0000<text:tab/></text:p>
      <text:p text:style-name="P3"><text:tab/>limpiarPantalla:</text:p>
      <text:p text:style-name="P3"><text:tab/><text:tab/>stosw<text:tab/><text:tab/></text:p>
      <text:p text:style-name="P3"><text:tab/><text:tab/>loop limpiarPantalla</text:p>
      <text:p text:style-name="P3"><text:span text:style-name="T8"/></text:p>
      <text:p text:style-name="P3"><text:span text:style-name="T8"/></text:p>
      <text:p text:style-name="P3"><text:span text:style-name="T8"><text:tab/>Posteriormente se realizan las rutinas simples para dibujar el marco de una manera similar a la recientemente mostr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ert </meta:initial-creator>
    <meta:creation-date>2009-11-11T20:46:39</meta:creation-date>
    <dc:date>2009-11-15T17:50:09</dc:date>
    <dc:creator>wert </dc:creator>
    <meta:editing-duration>PT01H25M59S</meta:editing-duration>
    <meta:editing-cycles>19</meta:editing-cycles>
    <meta:generator>OpenOffice.org/3.1$Linux OpenOffice.org_project/310m19$Build-9420</meta:generator>
    <meta:document-statistic meta:table-count="0" meta:image-count="0" meta:object-count="0" meta:page-count="2" meta:paragraph-count="41" meta:word-count="786" meta:character-count="4468"/>
  </office:meta>
</office:document-meta>
</file>